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384" calcext:value-type="float">
            <text:p>2.22138</text:p>
          </table:table-cell>
          <table:table-cell office:value-type="float" office:value="2.40731525" calcext:value-type="float">
            <text:p>2.40732</text:p>
          </table:table-cell>
          <table:table-cell office:value-type="float" office:value="3.45855" calcext:value-type="float">
            <text:p>3.45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2985" calcext:value-type="float">
            <text:p>2.2433</text:p>
          </table:table-cell>
          <table:table-cell office:value-type="float" office:value="2.34420808333333" calcext:value-type="float">
            <text:p>2.34421</text:p>
          </table:table-cell>
          <table:table-cell office:value-type="float" office:value="3.550552" calcext:value-type="float">
            <text:p>3.550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707808333333" calcext:value-type="float">
            <text:p>2.22708</text:p>
          </table:table-cell>
          <table:table-cell office:value-type="float" office:value="2.34111725" calcext:value-type="float">
            <text:p>2.34112</text:p>
          </table:table-cell>
          <table:table-cell office:value-type="float" office:value="3.515839" calcext:value-type="float">
            <text:p>3.515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37708333333" calcext:value-type="float">
            <text:p>2.27238</text:p>
          </table:table-cell>
          <table:table-cell office:value-type="float" office:value="2.33893166666667" calcext:value-type="float">
            <text:p>2.33893</text:p>
          </table:table-cell>
          <table:table-cell office:value-type="float" office:value="3.950442" calcext:value-type="float">
            <text:p>3.950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24165" calcext:value-type="float">
            <text:p>2.20242</text:p>
          </table:table-cell>
          <table:table-cell office:value-type="float" office:value="2.29800566666667" calcext:value-type="float">
            <text:p>2.29801</text:p>
          </table:table-cell>
          <table:table-cell office:value-type="float" office:value="3.514088" calcext:value-type="float">
            <text:p>3.514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800133333333" calcext:value-type="float">
            <text:p>2.228</text:p>
          </table:table-cell>
          <table:table-cell office:value-type="float" office:value="2.29142508333333" calcext:value-type="float">
            <text:p>2.29143</text:p>
          </table:table-cell>
          <table:table-cell office:value-type="float" office:value="3.29663" calcext:value-type="float">
            <text:p>3.296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5046016666667" calcext:value-type="float">
            <text:p>2.15046</text:p>
          </table:table-cell>
          <table:table-cell office:value-type="float" office:value="2.27351808333333" calcext:value-type="float">
            <text:p>2.27352</text:p>
          </table:table-cell>
          <table:table-cell office:value-type="float" office:value="3.006957" calcext:value-type="float">
            <text:p>3.006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54641666667" calcext:value-type="float">
            <text:p>2.22955</text:p>
          </table:table-cell>
          <table:table-cell office:value-type="float" office:value="2.27085141666667" calcext:value-type="float">
            <text:p>2.27085</text:p>
          </table:table-cell>
          <table:table-cell office:value-type="float" office:value="3.747367" calcext:value-type="float">
            <text:p>3.747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19275" calcext:value-type="float">
            <text:p>2.26719</text:p>
          </table:table-cell>
          <table:table-cell office:value-type="float" office:value="2.37396483333333" calcext:value-type="float">
            <text:p>2.37396</text:p>
          </table:table-cell>
          <table:table-cell office:value-type="float" office:value="3.815308" calcext:value-type="float">
            <text:p>3.815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044" calcext:value-type="float">
            <text:p>2.26404</text:p>
          </table:table-cell>
          <table:table-cell office:value-type="float" office:value="2.26460358333333" calcext:value-type="float">
            <text:p>2.2646</text:p>
          </table:table-cell>
          <table:table-cell office:value-type="float" office:value="3.908077" calcext:value-type="float">
            <text:p>3.908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62316666667" calcext:value-type="float">
            <text:p>2.25962</text:p>
          </table:table-cell>
          <table:table-cell office:value-type="float" office:value="2.41568983333333" calcext:value-type="float">
            <text:p>2.41569</text:p>
          </table:table-cell>
          <table:table-cell office:value-type="float" office:value="4.265331" calcext:value-type="float">
            <text:p>4.265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5804283333333" calcext:value-type="float">
            <text:p>2.15804</text:p>
          </table:table-cell>
          <table:table-cell office:value-type="float" office:value="2.25703658333333" calcext:value-type="float">
            <text:p>2.25704</text:p>
          </table:table-cell>
          <table:table-cell office:value-type="float" office:value="3.149492" calcext:value-type="float">
            <text:p>3.149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53541666667" calcext:value-type="float">
            <text:p>2.21754</text:p>
          </table:table-cell>
          <table:table-cell office:value-type="float" office:value="2.25426583333333" calcext:value-type="float">
            <text:p>2.25427</text:p>
          </table:table-cell>
          <table:table-cell office:value-type="float" office:value="3.321207" calcext:value-type="float">
            <text:p>3.321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362175" calcext:value-type="float">
            <text:p>2.24362</text:p>
          </table:table-cell>
          <table:table-cell office:value-type="float" office:value="2.27690925" calcext:value-type="float">
            <text:p>2.27691</text:p>
          </table:table-cell>
          <table:table-cell office:value-type="float" office:value="3.715434" calcext:value-type="float">
            <text:p>3.715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24113716666667" calcext:value-type="float">
            <text:p>2.24114</text:p>
          </table:table-cell>
          <table:table-cell office:value-type="float" office:value="2.40066633333333" calcext:value-type="float">
            <text:p>2.40067</text:p>
          </table:table-cell>
          <table:table-cell office:value-type="float" office:value="3.940287" calcext:value-type="float">
            <text:p>3.940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72708333333" calcext:value-type="float">
            <text:p>2.24073</text:p>
          </table:table-cell>
          <table:table-cell office:value-type="float" office:value="2.284945" calcext:value-type="float">
            <text:p>2.28495</text:p>
          </table:table-cell>
          <table:table-cell office:value-type="float" office:value="3.358903" calcext:value-type="float">
            <text:p>3.35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13875" calcext:value-type="float">
            <text:p>2.24014</text:p>
          </table:table-cell>
          <table:table-cell office:value-type="float" office:value="2.22028666666667" calcext:value-type="float">
            <text:p>2.22029</text:p>
          </table:table-cell>
          <table:table-cell office:value-type="float" office:value="3.271166" calcext:value-type="float">
            <text:p>3.271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03416666667" calcext:value-type="float">
            <text:p>2.24003</text:p>
          </table:table-cell>
          <table:table-cell office:value-type="float" office:value="2.14243416666667" calcext:value-type="float">
            <text:p>2.14243</text:p>
          </table:table-cell>
          <table:table-cell office:value-type="float" office:value="3.006079" calcext:value-type="float">
            <text:p>3.006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05875" calcext:value-type="float">
            <text:p>2.20606</text:p>
          </table:table-cell>
          <table:table-cell office:value-type="float" office:value="2.23833791666667" calcext:value-type="float">
            <text:p>2.23834</text:p>
          </table:table-cell>
          <table:table-cell office:value-type="float" office:value="3.621086" calcext:value-type="float">
            <text:p>3.621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995641666667" calcext:value-type="float">
            <text:p>2.18996</text:p>
          </table:table-cell>
          <table:table-cell office:value-type="float" office:value="2.23554766666667" calcext:value-type="float">
            <text:p>2.23555</text:p>
          </table:table-cell>
          <table:table-cell office:value-type="float" office:value="3.459142" calcext:value-type="float">
            <text:p>3.459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103" calcext:value-type="float">
            <text:p>2.2321</text:p>
          </table:table-cell>
          <table:table-cell office:value-type="float" office:value="2.38467258333333" calcext:value-type="float">
            <text:p>2.38467</text:p>
          </table:table-cell>
          <table:table-cell office:value-type="float" office:value="3.625804" calcext:value-type="float">
            <text:p>3.62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54608333333" calcext:value-type="float">
            <text:p>2.23155</text:p>
          </table:table-cell>
          <table:table-cell office:value-type="float" office:value="2.19906691666667" calcext:value-type="float">
            <text:p>2.19907</text:p>
          </table:table-cell>
          <table:table-cell office:value-type="float" office:value="3.295797" calcext:value-type="float">
            <text:p>3.29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30966" calcext:value-type="float">
            <text:p>2.23097</text:p>
          </table:table-cell>
          <table:table-cell office:value-type="float" office:value="2.38859975" calcext:value-type="float">
            <text:p>2.3886</text:p>
          </table:table-cell>
          <table:table-cell office:value-type="float" office:value="3.833421" calcext:value-type="float">
            <text:p>3.833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92533333333" calcext:value-type="float">
            <text:p>2.22993</text:p>
          </table:table-cell>
          <table:table-cell office:value-type="float" office:value="2.18949075" calcext:value-type="float">
            <text:p>2.18949</text:p>
          </table:table-cell>
          <table:table-cell office:value-type="float" office:value="3.400147" calcext:value-type="float">
            <text:p>3.400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705508333333" calcext:value-type="float">
            <text:p>2.22706</text:p>
          </table:table-cell>
          <table:table-cell office:value-type="float" office:value="2.32095675" calcext:value-type="float">
            <text:p>2.32096</text:p>
          </table:table-cell>
          <table:table-cell office:value-type="float" office:value="3.804343" calcext:value-type="float">
            <text:p>3.804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223633333333" calcext:value-type="float">
            <text:p>2.22224</text:p>
          </table:table-cell>
          <table:table-cell office:value-type="float" office:value="2.26419133333333" calcext:value-type="float">
            <text:p>2.26419</text:p>
          </table:table-cell>
          <table:table-cell office:value-type="float" office:value="3.100262" calcext:value-type="float">
            <text:p>3.100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163775" calcext:value-type="float">
            <text:p>2.22164</text:p>
          </table:table-cell>
          <table:table-cell office:value-type="float" office:value="2.37000941666667" calcext:value-type="float">
            <text:p>2.37001</text:p>
          </table:table-cell>
          <table:table-cell office:value-type="float" office:value="3.771539" calcext:value-type="float">
            <text:p>3.771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26535" calcext:value-type="float">
            <text:p>2.21265</text:p>
          </table:table-cell>
          <table:table-cell office:value-type="float" office:value="2.28893266666667" calcext:value-type="float">
            <text:p>2.28893</text:p>
          </table:table-cell>
          <table:table-cell office:value-type="float" office:value="3.079658" calcext:value-type="float">
            <text:p>3.079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23233333333" calcext:value-type="float">
            <text:p>2.21023</text:p>
          </table:table-cell>
          <table:table-cell office:value-type="float" office:value="2.250584" calcext:value-type="float">
            <text:p>2.25058</text:p>
          </table:table-cell>
          <table:table-cell office:value-type="float" office:value="3.06673" calcext:value-type="float">
            <text:p>3.066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976391666667" calcext:value-type="float">
            <text:p>2.20976</text:p>
          </table:table-cell>
          <table:table-cell office:value-type="float" office:value="2.440431" calcext:value-type="float">
            <text:p>2.44043</text:p>
          </table:table-cell>
          <table:table-cell office:value-type="float" office:value="3.729848" calcext:value-type="float">
            <text:p>3.729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37725" calcext:value-type="float">
            <text:p>2.22938</text:p>
          </table:table-cell>
          <table:table-cell office:value-type="float" office:value="2.20720475" calcext:value-type="float">
            <text:p>2.2072</text:p>
          </table:table-cell>
          <table:table-cell office:value-type="float" office:value="3.371157" calcext:value-type="float">
            <text:p>3.371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510991666667" calcext:value-type="float">
            <text:p>2.20511</text:p>
          </table:table-cell>
          <table:table-cell office:value-type="float" office:value="2.34164075" calcext:value-type="float">
            <text:p>2.34164</text:p>
          </table:table-cell>
          <table:table-cell office:value-type="float" office:value="3.19697" calcext:value-type="float">
            <text:p>3.196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59775" calcext:value-type="float">
            <text:p>2.2036</text:p>
          </table:table-cell>
          <table:table-cell office:value-type="float" office:value="2.19366858333333" calcext:value-type="float">
            <text:p>2.19367</text:p>
          </table:table-cell>
          <table:table-cell office:value-type="float" office:value="2.989024" calcext:value-type="float">
            <text:p>2.989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209808333333" calcext:value-type="float">
            <text:p>2.2021</text:p>
          </table:table-cell>
          <table:table-cell office:value-type="float" office:value="2.33684141666667" calcext:value-type="float">
            <text:p>2.33684</text:p>
          </table:table-cell>
          <table:table-cell office:value-type="float" office:value="3.300654" calcext:value-type="float">
            <text:p>3.300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77025" calcext:value-type="float">
            <text:p>2.1977</text:p>
          </table:table-cell>
          <table:table-cell office:value-type="float" office:value="2.30690708333333" calcext:value-type="float">
            <text:p>2.30691</text:p>
          </table:table-cell>
          <table:table-cell office:value-type="float" office:value="3.579328" calcext:value-type="float">
            <text:p>3.579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726508333333" calcext:value-type="float">
            <text:p>2.19727</text:p>
          </table:table-cell>
          <table:table-cell office:value-type="float" office:value="2.23396383333333" calcext:value-type="float">
            <text:p>2.23396</text:p>
          </table:table-cell>
          <table:table-cell office:value-type="float" office:value="3.489896" calcext:value-type="float">
            <text:p>3.48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592941666667" calcext:value-type="float">
            <text:p>2.19593</text:p>
          </table:table-cell>
          <table:table-cell office:value-type="float" office:value="2.32969483333333" calcext:value-type="float">
            <text:p>2.32969</text:p>
          </table:table-cell>
          <table:table-cell office:value-type="float" office:value="3.390042" calcext:value-type="float">
            <text:p>3.390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68416666667" calcext:value-type="float">
            <text:p>2.19468</text:p>
          </table:table-cell>
          <table:table-cell office:value-type="float" office:value="2.18697708333333" calcext:value-type="float">
            <text:p>2.18698</text:p>
          </table:table-cell>
          <table:table-cell office:value-type="float" office:value="3.020787" calcext:value-type="float">
            <text:p>3.020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027408333333" calcext:value-type="float">
            <text:p>2.19027</text:p>
          </table:table-cell>
          <table:table-cell office:value-type="float" office:value="2.24413575" calcext:value-type="float">
            <text:p>2.24414</text:p>
          </table:table-cell>
          <table:table-cell office:value-type="float" office:value="3.662449" calcext:value-type="float">
            <text:p>3.662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83105" calcext:value-type="float">
            <text:p>2.18831</text:p>
          </table:table-cell>
          <table:table-cell office:value-type="float" office:value="2.4107205" calcext:value-type="float">
            <text:p>2.41072</text:p>
          </table:table-cell>
          <table:table-cell office:value-type="float" office:value="3.423567" calcext:value-type="float">
            <text:p>3.423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624825" calcext:value-type="float">
            <text:p>2.18625</text:p>
          </table:table-cell>
          <table:table-cell office:value-type="float" office:value="2.18465408333333" calcext:value-type="float">
            <text:p>2.18465</text:p>
          </table:table-cell>
          <table:table-cell office:value-type="float" office:value="3.154045" calcext:value-type="float">
            <text:p>3.15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73816666667" calcext:value-type="float">
            <text:p>2.18174</text:p>
          </table:table-cell>
          <table:table-cell office:value-type="float" office:value="2.369519" calcext:value-type="float">
            <text:p>2.36952</text:p>
          </table:table-cell>
          <table:table-cell office:value-type="float" office:value="3.657488" calcext:value-type="float">
            <text:p>3.65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18975" calcext:value-type="float">
            <text:p>2.18119</text:p>
          </table:table-cell>
          <table:table-cell office:value-type="float" office:value="2.29880725" calcext:value-type="float">
            <text:p>2.29881</text:p>
          </table:table-cell>
          <table:table-cell office:value-type="float" office:value="3.338484" calcext:value-type="float">
            <text:p>3.338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22041666667" calcext:value-type="float">
            <text:p>2.17822</text:p>
          </table:table-cell>
          <table:table-cell office:value-type="float" office:value="2.38177708333333" calcext:value-type="float">
            <text:p>2.38178</text:p>
          </table:table-cell>
          <table:table-cell office:value-type="float" office:value="3.626922" calcext:value-type="float">
            <text:p>3.626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234058333333" calcext:value-type="float">
            <text:p>2.17234</text:p>
          </table:table-cell>
          <table:table-cell office:value-type="float" office:value="2.26900225" calcext:value-type="float">
            <text:p>2.269</text:p>
          </table:table-cell>
          <table:table-cell office:value-type="float" office:value="3.026251" calcext:value-type="float">
            <text:p>3.026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931983333333" calcext:value-type="float">
            <text:p>2.16932</text:p>
          </table:table-cell>
          <table:table-cell office:value-type="float" office:value="2.30964191666667" calcext:value-type="float">
            <text:p>2.30964</text:p>
          </table:table-cell>
          <table:table-cell office:value-type="float" office:value="3.349128" calcext:value-type="float">
            <text:p>3.349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729241666667" calcext:value-type="float">
            <text:p>2.16729</text:p>
          </table:table-cell>
          <table:table-cell office:value-type="float" office:value="2.22249908333333" calcext:value-type="float">
            <text:p>2.2225</text:p>
          </table:table-cell>
          <table:table-cell office:value-type="float" office:value="3.183918" calcext:value-type="float">
            <text:p>3.183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26508333333" calcext:value-type="float">
            <text:p>2.16727</text:p>
          </table:table-cell>
          <table:table-cell office:value-type="float" office:value="2.27779758333333" calcext:value-type="float">
            <text:p>2.2778</text:p>
          </table:table-cell>
          <table:table-cell office:value-type="float" office:value="2.673956" calcext:value-type="float">
            <text:p>2.673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40883333333" calcext:value-type="float">
            <text:p>2.16641</text:p>
          </table:table-cell>
          <table:table-cell office:value-type="float" office:value="2.28884425" calcext:value-type="float">
            <text:p>2.28884</text:p>
          </table:table-cell>
          <table:table-cell office:value-type="float" office:value="3.159775" calcext:value-type="float">
            <text:p>3.159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633075" calcext:value-type="float">
            <text:p>2.16633</text:p>
          </table:table-cell>
          <table:table-cell office:value-type="float" office:value="2.27883783333333" calcext:value-type="float">
            <text:p>2.27884</text:p>
          </table:table-cell>
          <table:table-cell office:value-type="float" office:value="2.586133" calcext:value-type="float">
            <text:p>2.586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477441666667" calcext:value-type="float">
            <text:p>2.16477</text:p>
          </table:table-cell>
          <table:table-cell office:value-type="float" office:value="2.25852066666667" calcext:value-type="float">
            <text:p>2.25852</text:p>
          </table:table-cell>
          <table:table-cell office:value-type="float" office:value="3.407191" calcext:value-type="float">
            <text:p>3.407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41925" calcext:value-type="float">
            <text:p>2.16419</text:p>
          </table:table-cell>
          <table:table-cell office:value-type="float" office:value="2.25322208333333" calcext:value-type="float">
            <text:p>2.25322</text:p>
          </table:table-cell>
          <table:table-cell office:value-type="float" office:value="3.031867" calcext:value-type="float">
            <text:p>3.031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247558333333" calcext:value-type="float">
            <text:p>2.16248</text:p>
          </table:table-cell>
          <table:table-cell office:value-type="float" office:value="2.27552766666667" calcext:value-type="float">
            <text:p>2.27553</text:p>
          </table:table-cell>
          <table:table-cell office:value-type="float" office:value="2.974506" calcext:value-type="float">
            <text:p>2.974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226283333333" calcext:value-type="float">
            <text:p>2.16226</text:p>
          </table:table-cell>
          <table:table-cell office:value-type="float" office:value="2.30077908333333" calcext:value-type="float">
            <text:p>2.30078</text:p>
          </table:table-cell>
          <table:table-cell office:value-type="float" office:value="3.416555" calcext:value-type="float">
            <text:p>3.41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126458333333" calcext:value-type="float">
            <text:p>2.16126</text:p>
          </table:table-cell>
          <table:table-cell office:value-type="float" office:value="2.161465" calcext:value-type="float">
            <text:p>2.16147</text:p>
          </table:table-cell>
          <table:table-cell office:value-type="float" office:value="2.883958" calcext:value-type="float">
            <text:p>2.883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92208333333" calcext:value-type="float">
            <text:p>2.25492</text:p>
          </table:table-cell>
          <table:table-cell office:value-type="float" office:value="2.16121791666667" calcext:value-type="float">
            <text:p>2.16122</text:p>
          </table:table-cell>
          <table:table-cell office:value-type="float" office:value="3.21948" calcext:value-type="float">
            <text:p>3.219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788158333333" calcext:value-type="float">
            <text:p>2.15788</text:p>
          </table:table-cell>
          <table:table-cell office:value-type="float" office:value="2.17815366666667" calcext:value-type="float">
            <text:p>2.17815</text:p>
          </table:table-cell>
          <table:table-cell office:value-type="float" office:value="3.090489" calcext:value-type="float">
            <text:p>3.09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28391666667" calcext:value-type="float">
            <text:p>2.17728</text:p>
          </table:table-cell>
          <table:table-cell office:value-type="float" office:value="2.15768475" calcext:value-type="float">
            <text:p>2.15768</text:p>
          </table:table-cell>
          <table:table-cell office:value-type="float" office:value="2.594771" calcext:value-type="float">
            <text:p>2.594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00758333333" calcext:value-type="float">
            <text:p>2.13401</text:p>
          </table:table-cell>
          <table:table-cell office:value-type="float" office:value="2.13533175" calcext:value-type="float">
            <text:p>2.13533</text:p>
          </table:table-cell>
          <table:table-cell office:value-type="float" office:value="2.564197" calcext:value-type="float">
            <text:p>2.56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11850825" calcext:value-type="float">
            <text:p>2.11851</text:p>
          </table:table-cell>
          <table:table-cell office:value-type="float" office:value="2.21810325" calcext:value-type="float">
            <text:p>2.2181</text:p>
          </table:table-cell>
          <table:table-cell office:value-type="float" office:value="2.836992" calcext:value-type="float">
            <text:p>2.836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0" calcext:value-type="float">
            <text:p>0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0" calcext:value-type="float">
            <text:p>0</text:p>
          </table:table-cell>
          <table:table-cell table:formula="of:=SUM([.AE1:.AE5])" office:value-type="float" office:value="5" calcext:value-type="float">
            <text:p>5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0" calcext:value-type="float">
            <text:p>0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5" calcext:value-type="float">
            <text:p>5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9:35.781837897</dc:date>
    <meta:document-statistic meta:table-count="1" meta:cell-count="4639" meta:object-count="0"/>
    <meta:generator>LibreOffice/4.2.8.2$Linux_X86_64 LibreOffice_project/420m0$Build-2</meta:generator>
  </office:meta>
</office:document-meta>
</file>